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332cm" fo:min-width="3.413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772cm" fo:min-width="1.521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71cm" fo:min-width="1.521cm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draw:fill="solid" draw:fill-color="#158466" draw:textarea-horizontal-align="justify" draw:textarea-vertical-align="middle" draw:auto-grow-height="false" fo:min-height="1.655cm" fo:min-width="2.04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5.8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1584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983cm" svg:height="11.748cm" draw:transform="rotate (1.57498511699968) translate (5.781cm 17.21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ustom-shape draw:style-name="gr2" draw:text-style-name="P1" xml:id="id1" draw:id="id1" draw:layer="layout" svg:width="2.857cm" svg:height="2.858cm" svg:x="1.635cm" svg:y="7.032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2.857cm" svg:height="2.857cm" svg:x="17.51cm" svg:y="7.35cm">
          <text:p text:style-name="P1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3.063cm" svg:y1="9.89cm" svg:x2="5.765cm" svg:y2="13.72cm" draw:start-shape="id1" draw:start-glue-point="8" draw:end-shape="id2" draw:end-glue-point="7" svg:d="M3063 9890v3830h2702" svg:viewBox="0 0 2703 3831">
          <text:p/>
        </draw:connector>
        <draw:connector draw:style-name="gr4" draw:text-style-name="P1" draw:layer="layout" svg:x1="18.938cm" svg:y1="10.207cm" svg:x2="17.513cm" svg:y2="13.67cm" draw:start-shape="id3" draw:start-glue-point="8" draw:end-shape="id2" draw:end-glue-point="5" svg:d="M18938 10207v3463h-1425" svg:viewBox="0 0 1426 3464">
          <text:p/>
        </draw:connector>
        <draw:custom-shape draw:style-name="gr5" draw:text-style-name="P2" draw:layer="layout" svg:width="2.54cm" svg:height="1.905cm" svg:x="4.175cm" svg:y="17.827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1.905cm" svg:x="16.24cm" svg:y="17.827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302cm" svg:height="2.54cm" svg:x="7.35cm" svg:y="7.667cm">
          <text:p text:style-name="P1">Flow Direc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9T12:22:42.448237002</meta:creation-date>
    <dc:date>2026-03-19T12:25:52.478818625</dc:date>
    <meta:editing-duration>PT3M10S</meta:editing-duration>
    <meta:editing-cycles>2</meta:editing-cycles>
    <meta:generator>LibreOffice/26.2.1.2$Linux_X86_64 LibreOffice_project/620$Build-2</meta:generator>
    <meta:document-statistic meta:object-count="8"/>
  </office:meta>
</office:document-meta>
</file>